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/>
    </style:style>
    <style:style style:name="P2" style:family="paragraph" style:parent-style-name="Header">
      <style:text-properties fo:font-size="8pt" officeooo:rsid="00194347" officeooo:paragraph-rsid="000ba19c"/>
    </style:style>
    <style:style style:name="P3" style:family="paragraph" style:parent-style-name="Header">
      <style:text-properties officeooo:rsid="00194347" officeooo:paragraph-rsid="000b0ae7"/>
    </style:style>
    <style:style style:name="P4" style:family="paragraph" style:parent-style-name="Header">
      <style:text-properties officeooo:rsid="00194347" officeooo:paragraph-rsid="000ba19c"/>
    </style:style>
    <style:style style:name="T1" style:family="text">
      <style:text-properties officeooo:rsid="000beadc"/>
    </style:style>
    <style:style style:name="T2" style:family="text">
      <style:text-properties officeooo:rsid="001800fc"/>
    </style:style>
    <style:style style:name="T3" style:family="text">
      <style:text-properties officeooo:rsid="000b0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 lang="pt-br"&gt;</text:p>
      <text:p text:style-name="P1"/>
      <text:p text:style-name="P1">&lt;head&gt;</text:p>
      <text:p text:style-name="P1"><text:s text:c="4"/>&lt;meta charset="UTF-8/"&gt;</text:p>
      <text:p text:style-name="P1"><text:s text:c="4"/>&lt;title&gt;TUDO SOBRE O GOOGLE GLASS&lt;/title&gt;</text:p>
      <text:p text:style-name="P1"><text:s text:c="4"/>&lt;link rel="stylesheet" type="text/css" href="_css/estilo.css"/&gt;</text:p>
      <text:p text:style-name="P1"><text:s text:c="4"/>&lt;link rel="stylesheet" type="text/css" href="_css/fotos.css"/&gt;</text:p>
      <text:p text:style-name="P1">&lt;/head&gt;</text:p>
      <text:p text:style-name="P1">&lt;script language="javascript" src="_javascript/funcoes.js"&gt;&lt;/script&gt;</text:p>
      <text:p text:style-name="P1"/>
      <text:p text:style-name="P1">&lt;body&gt;</text:p>
      <text:p text:style-name="P1"><text:s text:c="4"/>&lt;div id="interface"&gt;</text:p>
      <text:p text:style-name="P1"/>
      <text:p text:style-name="P1"><text:s text:c="8"/>&lt;header id="cabecalho"&gt;</text:p>
      <text:p text:style-name="P1"><text:s text:c="12"/>&lt;hgroup&gt;</text:p>
      <text:p text:style-name="P1"><text:s text:c="16"/>&lt;h1&gt;Google Glass&lt;/h1&gt;</text:p>
      <text:p text:style-name="P1"><text:s text:c="16"/>&lt;h2&gt;A revolução do Google está chegando&lt;/h2&gt;</text:p>
      <text:p text:style-name="P1"><text:s text:c="12"/>&lt;/hgroup&gt;</text:p>
      <text:p text:style-name="P1"/>
      <text:p text:style-name="P1"><text:s text:c="12"/>&lt;img id="icone" src="_imagens/fotos.png" /&gt;</text:p>
      <text:p text:style-name="P1"><text:s text:c="12"/>&lt;nav id="menu"&gt;</text:p>
      <text:p text:style-name="P1"><text:s text:c="16"/>&lt;h1&gt;Menu Principal&lt;/h1&gt;</text:p>
      <text:p text:style-name="P1"><text:s text:c="16"/>&lt;ul type="disc"&gt;</text:p>
      <text:p text:style-name="P1"><text:s text:c="20"/>&lt;li onmouseover="mudaFoto('_imagens/home.png')"</text:p>
      <text:p text:style-name="P1"><text:s text:c="24"/>onmouseout="mudaFoto('_imagens/fotos.png')"&gt;&lt;a href="index.html"&gt;Home&lt;/a&gt;&lt;/li&gt;</text:p>
      <text:p text:style-name="P1"><text:s text:c="20"/>&lt;li onmouseover="mudaFoto('_imagens/especificacoes.png')"</text:p>
      <text:p text:style-name="P1"><text:s text:c="24"/>onmouseout="mudaFoto('_imagens/fotos.png')"&gt;&lt;a</text:p>
      <text:p text:style-name="P1"><text:s text:c="28"/>href="specs.html"&gt;Especificações&lt;/a&gt;&lt;/li&gt;</text:p>
      <text:p text:style-name="P1"><text:s text:c="20"/>&lt;li onmouseover="mudaFoto('_imagens/fotos.png')"</text:p>
      <text:p text:style-name="P1"><text:s text:c="24"/>onmouseout="mudaFoto('_imagens/fotos.png')"&gt;&lt;a href="fotos.html"&gt;Fotos&lt;/a&gt;&lt;/li&gt;</text:p>
      <text:p text:style-name="P1"><text:s text:c="20"/>&lt;li onmouseover="mudaFoto('_imagens/multimidia.png')"</text:p>
      <text:p text:style-name="P1"><text:s text:c="24"/>onmouseout="mudaFoto('_imagens/fotos')"&gt;&lt;a href="multimidia.html"&gt;</text:p>
      <text:p text:style-name="P1"><text:s text:c="24"/>Multimídia&lt;/a&gt;&lt;/li&gt;</text:p>
      <text:p text:style-name="P1"><text:s text:c="20"/>&lt;li onmouseover="mudaFoto('_imagens/contato.png')"</text:p>
      <text:p text:style-name="P1"><text:s text:c="24"/>onmouseout="mudaFoto('_imagens/glass-oculos-preto-peq.png')"&gt;&lt;a href="fale-conosco.html"&gt;Fale</text:p>
      <text:p text:style-name="P1"><text:s text:c="28"/>Conosco&lt;/a&gt;&lt;/li&gt;</text:p>
      <text:p text:style-name="P1"><text:s text:c="16"/>&lt;/ul&gt;</text:p>
      <text:p text:style-name="P1"><text:s text:c="12"/>&lt;/nav&gt;</text:p>
      <text:p text:style-name="P1"><text:s text:c="8"/>&lt;/header&gt;</text:p>
      <text:p text:style-name="P1"/>
      <text:p text:style-name="P1">&lt;section id="corpo-full"&gt; </text:p>
      <text:p text:style-name="P1"><text:s text:c="4"/>&lt;article id="noticia-principal"&gt;</text:p>
      <text:p text:style-name="P1"><text:s text:c="12"/>&lt;header id="cabecalho-artigo"&gt;</text:p>
      <text:p text:style-name="P1"><text:s text:c="16"/>&lt;hgroup&gt;</text:p>
      <text:p text:style-name="P1"><text:s text:c="20"/>&lt;h3&gt;Glass &gt; Fotos &lt;/h3&gt;</text:p>
      <text:p text:style-name="P1"><text:s text:c="20"/>&lt;h1&gt;Galeria de Imagens do Google Glass&lt;/h1&gt;</text:p>
      <text:p text:style-name="P1"><text:s text:c="20"/>&lt;h2&gt;por Gustavo Guanabara&lt;/h2&gt;</text:p>
      <text:p text:style-name="P1"><text:s text:c="20"/>&lt;h3 class="direita"&gt;Atualizado em 26/03/2025&lt;/h3&gt;</text:p>
      <text:p text:style-name="P1"><text:s text:c="16"/>&lt;/hgroup&gt;</text:p>
      <text:p text:style-name="P1"><text:s text:c="12"/>&lt;/header&gt;</text:p>
      <text:p text:style-name="P1"/>
      <text:p text:style-name="P1">&lt;p&gt;Veja na nossa galeria de fotos várias belas imagens que mostram algumas das principais características do Google Glass, como recursos e propriedades que estão impressionando o mundo inteiro. Basta passar o mouse sobre uma das fotos para ver uma versão ampliada e com uma breve descrição.&lt;/p&gt;</text:p>
      <text:p text:style-name="P1"/>
      <text:p text:style-name="P1">&lt;ul id="album-fotos"&gt;</text:p>
      <text:p text:style-name="P1"><text:s text:c="4"/>&lt;li id="foto01"&gt;&lt;span&gt;Agenda e lembretes&lt;/span&gt;&lt;/li&gt;</text:p>
      <text:p text:style-name="P1"><text:s text:c="4"/>&lt;li id="foto02"&gt;&lt;span&gt;Sergey Brin usando o Glass&lt;/span&gt;&lt;/li&gt;</text:p>
      <text:p text:style-name="P1"><text:s text:c="4"/>&lt;li id="foto03"&gt;&lt;span&gt;Leve e compacto&lt;/span&gt;&lt;/li&gt;</text:p>
      <text:p text:style-name="P1"><text:s text:c="4"/>&lt;li id="foto04"&gt;&lt;span&gt;Sensação de uma tela de 50"&lt;/span&gt;&lt;/li&gt;</text:p>
      <text:p text:style-name="P1"><text:s text:c="4"/>&lt;li id="foto05"&gt;&lt;span&gt;Vários tipos de lente&lt;/span&gt;&lt;/li&gt;</text:p>
      <text:p text:style-name="P1"><text:s text:c="4"/>&lt;li id="foto06"&gt;&lt;span&gt;Informações importantes&lt;/span&gt;&lt;/li&gt;</text:p>
      <text:p text:style-name="P1">&lt;/ul&gt;</text:p>
      <text:p text:style-name="P1"/>
      <text:p text:style-name="P1">&lt;/article&gt;</text:p>
      <text:p text:style-name="P1">&lt;/section&gt;</text:p>
      <text:p text:style-name="P1"/>
      <text:p text:style-name="P1">&lt;footer id="rodape"&gt;</text:p>
      <text:p text:style-name="P1"><text:s text:c="4"/>&lt;p&gt;Copyright 2013 - by Gustavo Guanabara &lt;br /&gt;</text:p>
      <text:p text:style-name="P1"><text:s text:c="8"/>&lt;a href="http://facebook.com/cursosemvideo" target="_blank"&gt;Facebook&lt;/a&gt; |</text:p>
      <text:p text:style-name="P1"><text:s text:c="8"/>&lt;a href="http://twitter.com/cursosemvideo" target="_blank"&gt;Twitter&lt;/a&gt;</text:p>
      <text:p text:style-name="P1"><text:s text:c="4"/>&lt;/p&gt;</text:p>
      <text:p text:style-name="P1">&lt;/footer&gt;</text:p>
      <text:p text:style-name="P1"/>
      <text:p text:style-name="P1">&lt;/div&gt;</text:p>
      <text:p text:style-name="P1">&lt;/body&gt;</text:p>
      <text:p text:style-name="P1"/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MP1" style:family="paragraph" style:parent-style-name="Header">
      <style:text-properties fo:font-size="8pt" officeooo:rsid="00194347" officeooo:paragraph-rsid="000ba19c"/>
    </style:style>
    <style:style style:name="MP2" style:family="paragraph" style:parent-style-name="Header">
      <style:text-properties officeooo:rsid="00194347" officeooo:paragraph-rsid="000ba19c"/>
    </style:style>
    <style:style style:name="MP3" style:family="paragraph" style:parent-style-name="Header">
      <style:text-properties officeooo:rsid="00194347" officeooo:paragraph-rsid="000b0ae7"/>
    </style:style>
    <style:style style:name="MT1" style:family="text">
      <style:text-properties officeooo:rsid="000beadc"/>
    </style:style>
    <style:style style:name="MT2" style:family="text">
      <style:text-properties officeooo:rsid="001800fc"/>
    </style:style>
    <style:style style:name="MT3" style:family="text">
      <style:text-properties officeooo:rsid="000b0ae7"/>
    </style:style>
    <style:page-layout style:name="Mpm1">
      <style:page-layout-properties fo:page-width="21.001cm" fo:page-height="29.7cm" style:num-format="1" style:print-orientation="portrait" fo:margin-top="0.76cm" fo:margin-bottom="0.64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03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1">HTML, CSS3 e JAVAScript</text:p>
              <text:p text:style-name="MP2">Configuração <text:span text:style-name="MT1">d</text:span><text:span text:style-name="MT2">a Página F</text:span><text:span text:style-name="MT3">otos</text:span><text:span text:style-name="MT2"> - html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39:12.603000000</meta:creation-date>
    <dc:date>2025-04-03T09:04:13.072000000</dc:date>
    <meta:editing-duration>PT2M52S</meta:editing-duration>
    <meta:editing-cycles>2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68" meta:word-count="212" meta:character-count="3143" meta:non-whitespace-character-count="2334"/>
  </office:meta>
</office:document-meta>
</file>